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lasifier-results" style:family="table">
      <style:table-properties style:width="6.9792in" fo:margin-left="0in" fo:margin-right="-0.0542in" table:align="margins"/>
    </style:style>
    <style:style style:name="Clasifier-results.A" style:family="table-column">
      <style:table-column-properties style:column-width="4.3958in" style:rel-column-width="6330*"/>
    </style:style>
    <style:style style:name="Clasifier-results.B" style:family="table-column">
      <style:table-column-properties style:column-width="0.5417in" style:rel-column-width="780*"/>
    </style:style>
    <style:style style:name="Clasifier-results.C" style:family="table-column">
      <style:table-column-properties style:column-width="0.5104in" style:rel-column-width="735*"/>
    </style:style>
    <style:style style:name="Clasifier-results.E" style:family="table-column">
      <style:table-column-properties style:column-width="0.5208in" style:rel-column-width="750*"/>
    </style:style>
    <style:style style:name="Clasifier-results.F" style:family="table-column">
      <style:table-column-properties style:column-width="0.5in" style:rel-column-width="720*"/>
    </style:style>
    <style:style style:name="Clasifier-result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lasifier-results.F1" style:family="table-cell">
      <style:table-cell-properties fo:padding="0.0382in" fo:border="0.0007in solid #000000"/>
    </style:style>
    <style:style style:name="Clasifier-results.A2" style:family="table-cell">
      <style:table-cell-properties fo:padding="0.0382in" fo:border-left="0.0007in solid #000000" fo:border-right="none" fo:border-top="none" fo:border-bottom="0.0007in solid #000000"/>
    </style:style>
    <style:style style:name="Clasifier-results.F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Clasifier-results.F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0167in" fo:margin-left="-0.0896in" fo:margin-right="-0.0021in" table:align="margins"/>
    </style:style>
    <style:style style:name="Table1.A" style:family="table-column">
      <style:table-column-properties style:column-width="4.4792in" style:rel-column-width="6450*"/>
    </style:style>
    <style:style style:name="Table1.B" style:family="table-column">
      <style:table-column-properties style:column-width="0.5in" style:rel-column-width="720*"/>
    </style:style>
    <style:style style:name="Table1.C" style:family="table-column">
      <style:table-column-properties style:column-width="0.5104in" style:rel-column-width="735*"/>
    </style:style>
    <style:style style:name="Table1.F" style:family="table-column">
      <style:table-column-properties style:column-width="0.5167in" style:rel-column-width="74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color="#ff0000" fo:font-style="italic" style:font-style-asian="italic" style:font-style-complex="italic"/>
    </style:style>
    <style:style style:name="P2" style:family="paragraph" style:parent-style-name="Table_20_Contents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lasifier-results" table:style-name="Clasifier-results">
        <table:table-column table:style-name="Clasifier-results.A"/>
        <table:table-column table:style-name="Clasifier-results.B"/>
        <table:table-column table:style-name="Clasifier-results.C" table:number-columns-repeated="2"/>
        <table:table-column table:style-name="Clasifier-results.E"/>
        <table:table-column table:style-name="Clasifier-results.F"/>
        <table:table-row>
          <table:table-cell table:style-name="Clasifier-results.A1" office:value-type="string">
            <text:p text:style-name="Table_20_Contents">Clasifier/Dataset</text:p>
          </table:table-cell>
          <table:table-cell table:style-name="Clasifier-results.A1" office:value-type="string">
            <text:p text:style-name="Table_20_Contents">TPR</text:p>
          </table:table-cell>
          <table:table-cell table:style-name="Clasifier-results.A1" office:value-type="string">
            <text:p text:style-name="Table_20_Contents">FPR</text:p>
          </table:table-cell>
          <table:table-cell table:style-name="Clasifier-results.A1" office:value-type="string">
            <text:p text:style-name="Table_20_Contents">Prec</text:p>
          </table:table-cell>
          <table:table-cell table:style-name="Clasifier-results.A1" office:value-type="string">
            <text:p text:style-name="Table_20_Contents">Recall</text:p>
          </table:table-cell>
          <table:table-cell table:style-name="Clasifier-results.F1" office:value-type="string">
            <text:p text:style-name="Table_20_Contents">F-M</text:p>
          </table:table-cell>
        </table:table-row>
        <table:table-row>
          <table:table-cell table:style-name="Clasifier-results.A2" office:value-type="string">
            <text:p text:style-name="P1">BayesMultinomial / fairytale-<text:span text:style-name="T1">binary</text:span>-balanced (1 word)</text:p>
          </table:table-cell>
          <table:table-cell table:style-name="Clasifier-results.A2" office:value-type="string">
            <text:p text:style-name="P1">0.501</text:p>
          </table:table-cell>
          <table:table-cell table:style-name="Clasifier-results.A2" office:value-type="string">
            <text:p text:style-name="P1">0.501</text:p>
          </table:table-cell>
          <table:table-cell table:style-name="Clasifier-results.A2" office:value-type="string">
            <text:p text:style-name="P1">0.251</text:p>
          </table:table-cell>
          <table:table-cell table:style-name="Clasifier-results.A2" office:value-type="string">
            <text:p text:style-name="P1">0.501</text:p>
          </table:table-cell>
          <table:table-cell table:style-name="Clasifier-results.F2" office:value-type="float" office:value="0.334">
            <text:p text:style-name="P1">0.33</text:p>
          </table:table-cell>
        </table:table-row>
        <table:table-row>
          <table:table-cell table:style-name="Clasifier-results.A2" office:value-type="string">
            <text:p text:style-name="P1">BayesMultinomial / fairytale-<text:span text:style-name="T1">tfidf</text:span>-balanced (1 word)</text:p>
          </table:table-cell>
          <table:table-cell table:style-name="Clasifier-results.A2" office:value-type="string">
            <text:p text:style-name="P1">0.501</text:p>
          </table:table-cell>
          <table:table-cell table:style-name="Clasifier-results.A2" office:value-type="string">
            <text:p text:style-name="P1">0.501</text:p>
          </table:table-cell>
          <table:table-cell table:style-name="Clasifier-results.A2" office:value-type="string">
            <text:p text:style-name="P1">0.251</text:p>
          </table:table-cell>
          <table:table-cell table:style-name="Clasifier-results.A2" office:value-type="string">
            <text:p text:style-name="P1">0.501</text:p>
          </table:table-cell>
          <table:table-cell table:style-name="Clasifier-results.F2" office:value-type="float" office:value="0.33">
            <text:p text:style-name="P1">0.33</text:p>
          </table:table-cell>
        </table:table-row>
        <table:table-row>
          <table:table-cell table:style-name="Clasifier-results.A2" office:value-type="string">
            <text:p text:style-name="Table_20_Contents">BayesMultinomial / ISEAR-<text:span text:style-name="T1">binary</text:span>-multiclass (1 word)</text:p>
          </table:table-cell>
          <table:table-cell table:style-name="Clasifier-results.A2" office:value-type="string">
            <text:p text:style-name="Table_20_Contents">0.143</text:p>
          </table:table-cell>
          <table:table-cell table:style-name="Clasifier-results.A2" office:value-type="string">
            <text:p text:style-name="Table_20_Contents">0.143</text:p>
          </table:table-cell>
          <table:table-cell table:style-name="Clasifier-results.A2" office:value-type="string">
            <text:p text:style-name="Table_20_Contents">0.141</text:p>
          </table:table-cell>
          <table:table-cell table:style-name="Clasifier-results.A2" office:value-type="string">
            <text:p text:style-name="Table_20_Contents">0.143</text:p>
          </table:table-cell>
          <table:table-cell table:style-name="Clasifier-results.F4" office:value-type="string">
            <text:p text:style-name="Table_20_Contents">0.062</text:p>
          </table:table-cell>
        </table:table-row>
        <table:table-row>
          <table:table-cell table:style-name="Clasifier-results.A2" office:value-type="string">
            <text:p text:style-name="Table_20_Contents">BayesMultinomial / ISEAR-<text:span text:style-name="T1">tfidf</text:span>-multiclass (1 word)</text:p>
          </table:table-cell>
          <table:table-cell table:style-name="Clasifier-results.A2" office:value-type="string">
            <text:p text:style-name="Table_20_Contents">0.557</text:p>
          </table:table-cell>
          <table:table-cell table:style-name="Clasifier-results.A2" office:value-type="string">
            <text:p text:style-name="Table_20_Contents">0.074</text:p>
          </table:table-cell>
          <table:table-cell table:style-name="Clasifier-results.A2" office:value-type="string">
            <text:p text:style-name="Table_20_Contents">0.556</text:p>
          </table:table-cell>
          <table:table-cell table:style-name="Clasifier-results.A2" office:value-type="string">
            <text:p text:style-name="Table_20_Contents">0.557</text:p>
          </table:table-cell>
          <table:table-cell table:style-name="Clasifier-results.F4" office:value-type="string">
            <text:p text:style-name="Table_20_Contents">0.555</text:p>
          </table:table-cell>
        </table:table-row>
        <table:table-row>
          <table:table-cell table:style-name="Clasifier-results.A2" office:value-type="string">
            <text:p text:style-name="Table_20_Contents">SVN-Poly Kernel / fairytale-<text:span text:style-name="T1">binary</text:span>-balanced (1 word)</text:p>
          </table:table-cell>
          <table:table-cell table:style-name="Clasifier-results.A2" office:value-type="string">
            <text:p text:style-name="Table_20_Contents">0.601</text:p>
          </table:table-cell>
          <table:table-cell table:style-name="Clasifier-results.A2" office:value-type="string">
            <text:p text:style-name="Table_20_Contents">0.271</text:p>
          </table:table-cell>
          <table:table-cell table:style-name="Clasifier-results.A2" office:value-type="string">
            <text:p text:style-name="Table_20_Contents">0.594</text:p>
          </table:table-cell>
          <table:table-cell table:style-name="Clasifier-results.A2" office:value-type="string">
            <text:p text:style-name="Table_20_Contents">0.601</text:p>
          </table:table-cell>
          <table:table-cell table:style-name="Clasifier-results.F4" office:value-type="string">
            <text:p text:style-name="Table_20_Contents">0.596</text:p>
          </table:table-cell>
        </table:table-row>
        <table:table-row>
          <table:table-cell table:style-name="Clasifier-results.A2" office:value-type="string">
            <text:p text:style-name="Table_20_Contents">SVN-Poly Kernel / fairytale-<text:span text:style-name="T1">tfidf</text:span>-balanced (1 word)</text:p>
          </table:table-cell>
          <table:table-cell table:style-name="Clasifier-results.A2" office:value-type="string">
            <text:p text:style-name="Table_20_Contents">0.602</text:p>
          </table:table-cell>
          <table:table-cell table:style-name="Clasifier-results.A2" office:value-type="string">
            <text:p text:style-name="Table_20_Contents">0.273</text:p>
          </table:table-cell>
          <table:table-cell table:style-name="Clasifier-results.A2" office:value-type="string">
            <text:p text:style-name="Table_20_Contents">0.596</text:p>
          </table:table-cell>
          <table:table-cell table:style-name="Clasifier-results.A2" office:value-type="string">
            <text:p text:style-name="Table_20_Contents">0.602</text:p>
          </table:table-cell>
          <table:table-cell table:style-name="Clasifier-results.F4" office:value-type="string">
            <text:p text:style-name="Table_20_Contents">0.596</text:p>
          </table:table-cell>
        </table:table-row>
        <table:table-row>
          <table:table-cell table:style-name="Clasifier-results.A2" office:value-type="string">
            <text:p text:style-name="Table_20_Contents">SVN-Poly Kernel / ISEAR-<text:span text:style-name="T1">binary</text:span>-multiclass (1 word)</text:p>
          </table:table-cell>
          <table:table-cell table:style-name="Clasifier-results.A2" office:value-type="string">
            <text:p text:style-name="Table_20_Contents">0.533</text:p>
          </table:table-cell>
          <table:table-cell table:style-name="Clasifier-results.A2" office:value-type="string">
            <text:p text:style-name="Table_20_Contents">0.078</text:p>
          </table:table-cell>
          <table:table-cell table:style-name="Clasifier-results.A2" office:value-type="string">
            <text:p text:style-name="Table_20_Contents">0.536</text:p>
          </table:table-cell>
          <table:table-cell table:style-name="Clasifier-results.A2" office:value-type="string">
            <text:p text:style-name="Table_20_Contents">0.533</text:p>
          </table:table-cell>
          <table:table-cell table:style-name="Clasifier-results.F4" office:value-type="string">
            <text:p text:style-name="Table_20_Contents">0.532</text:p>
          </table:table-cell>
        </table:table-row>
        <table:table-row>
          <table:table-cell table:style-name="Clasifier-results.A2" office:value-type="string">
            <text:p text:style-name="Table_20_Contents">SVN-Poly Kernel / ISEAR-<text:span text:style-name="T1">tfidf</text:span>-multiclass (1 word)</text:p>
          </table:table-cell>
          <table:table-cell table:style-name="Clasifier-results.A2" office:value-type="string">
            <text:p text:style-name="Table_20_Contents">0.531</text:p>
          </table:table-cell>
          <table:table-cell table:style-name="Clasifier-results.A2" office:value-type="string">
            <text:p text:style-name="Table_20_Contents">0.078</text:p>
          </table:table-cell>
          <table:table-cell table:style-name="Clasifier-results.A2" office:value-type="string">
            <text:p text:style-name="Table_20_Contents">0.534</text:p>
          </table:table-cell>
          <table:table-cell table:style-name="Clasifier-results.A2" office:value-type="string">
            <text:p text:style-name="Table_20_Contents">0.531</text:p>
          </table:table-cell>
          <table:table-cell table:style-name="Clasifier-results.F4" office:value-type="string">
            <text:p text:style-name="Table_20_Contents">0.531</text:p>
          </table:table-cell>
        </table:table-row>
        <table:table-row>
          <table:table-cell table:style-name="Clasifier-results.A2" office:value-type="string">
            <text:p text:style-name="Table_20_Contents">SVN-RBF Kernel / <text:s/>fairytale-<text:span text:style-name="T1">binary</text:span>-balanced (1 word)</text:p>
          </table:table-cell>
          <table:table-cell table:style-name="Clasifier-results.A2" office:value-type="string">
            <text:p text:style-name="Table_20_Contents">0.559</text:p>
          </table:table-cell>
          <table:table-cell table:style-name="Clasifier-results.A2" office:value-type="string">
            <text:p text:style-name="Table_20_Contents">0.397</text:p>
          </table:table-cell>
          <table:table-cell table:style-name="Clasifier-results.A2" office:value-type="string">
            <text:p text:style-name="Table_20_Contents">0.611</text:p>
          </table:table-cell>
          <table:table-cell table:style-name="Clasifier-results.A2" office:value-type="string">
            <text:p text:style-name="Table_20_Contents">0.559</text:p>
          </table:table-cell>
          <table:table-cell table:style-name="Clasifier-results.F4" office:value-type="string">
            <text:p text:style-name="Table_20_Contents">0.485</text:p>
          </table:table-cell>
        </table:table-row>
        <table:table-row>
          <table:table-cell table:style-name="Clasifier-results.A2" office:value-type="string">
            <text:p text:style-name="P1">SVN-RBF Kernel / <text:s/>fairytale-<text:span text:style-name="T1">tfidf</text:span>-balanced (1 word)</text:p>
          </table:table-cell>
          <table:table-cell table:style-name="Clasifier-results.A2" office:value-type="string">
            <text:p text:style-name="P1">0.501</text:p>
          </table:table-cell>
          <table:table-cell table:style-name="Clasifier-results.A2" office:value-type="string">
            <text:p text:style-name="P1">0.501</text:p>
          </table:table-cell>
          <table:table-cell table:style-name="Clasifier-results.A2" office:value-type="string">
            <text:p text:style-name="P1">0.251</text:p>
          </table:table-cell>
          <table:table-cell table:style-name="Clasifier-results.A2" office:value-type="string">
            <text:p text:style-name="P1">0.501</text:p>
          </table:table-cell>
          <table:table-cell table:style-name="Clasifier-results.F4" office:value-type="string">
            <text:p text:style-name="P1">0.334</text:p>
          </table:table-cell>
        </table:table-row>
        <table:table-row>
          <table:table-cell table:style-name="Clasifier-results.A2" office:value-type="string">
            <text:p text:style-name="Table_20_Contents">SVN-RBF Kernel <text:s/>/ISEAR-<text:span text:style-name="T1">binary</text:span>-multiclass (1 word)</text:p>
          </table:table-cell>
          <table:table-cell table:style-name="Clasifier-results.A2" office:value-type="string">
            <text:p text:style-name="Table_20_Contents">0.534</text:p>
          </table:table-cell>
          <table:table-cell table:style-name="Clasifier-results.A2" office:value-type="string">
            <text:p text:style-name="Table_20_Contents">0.078</text:p>
          </table:table-cell>
          <table:table-cell table:style-name="Clasifier-results.A2" office:value-type="string">
            <text:p text:style-name="Table_20_Contents">0.566</text:p>
          </table:table-cell>
          <table:table-cell table:style-name="Clasifier-results.A2" office:value-type="string">
            <text:p text:style-name="Table_20_Contents">0.534</text:p>
          </table:table-cell>
          <table:table-cell table:style-name="Clasifier-results.F4" office:value-type="string">
            <text:p text:style-name="Table_20_Contents">0.536</text:p>
          </table:table-cell>
        </table:table-row>
        <table:table-row>
          <table:table-cell table:style-name="Clasifier-results.A2" office:value-type="string">
            <text:p text:style-name="Table_20_Contents">SVN-RBF Kernel / ISEAR-<text:span text:style-name="T1">tfidf</text:span>-multiclass (1 word)</text:p>
          </table:table-cell>
          <table:table-cell table:style-name="Clasifier-results.A2" office:value-type="string">
            <text:p text:style-name="Table_20_Contents">0.453</text:p>
          </table:table-cell>
          <table:table-cell table:style-name="Clasifier-results.A2" office:value-type="string">
            <text:p text:style-name="Table_20_Contents">0.091</text:p>
          </table:table-cell>
          <table:table-cell table:style-name="Clasifier-results.A2" office:value-type="string">
            <text:p text:style-name="Table_20_Contents">0.617</text:p>
          </table:table-cell>
          <table:table-cell table:style-name="Clasifier-results.A2" office:value-type="string">
            <text:p text:style-name="Table_20_Contents">0.453</text:p>
          </table:table-cell>
          <table:table-cell table:style-name="Clasifier-results.F4" office:value-type="string">
            <text:p text:style-name="Table_20_Contents">0.455</text:p>
          </table:table-cell>
        </table:table-row>
        <table:table-row>
          <table:table-cell table:style-name="Clasifier-results.A2" office:value-type="string">
            <text:p text:style-name="P1">BayesMultinomial / ISEAR-<text:span text:style-name="T1">binary</text:span>-balanced (2 words)</text:p>
          </table:table-cell>
          <table:table-cell table:style-name="Clasifier-results.A2" office:value-type="string">
            <text:p text:style-name="P1">0.143</text:p>
          </table:table-cell>
          <table:table-cell table:style-name="Clasifier-results.A2" office:value-type="string">
            <text:p text:style-name="P1">0.143</text:p>
          </table:table-cell>
          <table:table-cell table:style-name="Clasifier-results.A2" office:value-type="string">
            <text:p text:style-name="P1">0.041</text:p>
          </table:table-cell>
          <table:table-cell table:style-name="Clasifier-results.A2" office:value-type="string">
            <text:p text:style-name="P1">0.143</text:p>
          </table:table-cell>
          <table:table-cell table:style-name="Clasifier-results.F4" office:value-type="string">
            <text:p text:style-name="P1">0.062</text:p>
          </table:table-cell>
        </table:table-row>
        <table:table-row>
          <table:table-cell table:style-name="Clasifier-results.A2" office:value-type="string">
            <text:p text:style-name="Table_20_Contents">BayesMultinomial / ISEAR-<text:span text:style-name="T1">tfidf</text:span>-balanced (2 words)</text:p>
          </table:table-cell>
          <table:table-cell table:style-name="Clasifier-results.A2" office:value-type="string">
            <text:p text:style-name="Table_20_Contents">0.542</text:p>
          </table:table-cell>
          <table:table-cell table:style-name="Clasifier-results.A2" office:value-type="string">
            <text:p text:style-name="Table_20_Contents">0.076</text:p>
          </table:table-cell>
          <table:table-cell table:style-name="Clasifier-results.A2" office:value-type="string">
            <text:p text:style-name="Table_20_Contents">0.548</text:p>
          </table:table-cell>
          <table:table-cell table:style-name="Clasifier-results.A2" office:value-type="string">
            <text:p text:style-name="Table_20_Contents">0.542</text:p>
          </table:table-cell>
          <table:table-cell table:style-name="Clasifier-results.F4" office:value-type="string">
            <text:p text:style-name="Table_20_Contents">0.539</text:p>
          </table:table-cell>
        </table:table-row>
        <table:table-row>
          <table:table-cell table:style-name="Clasifier-results.A2" office:value-type="string">
            <text:p text:style-name="Table_20_Contents">SVN-Poly Kernel / ISEAR-<text:span text:style-name="T1">binary</text:span>-balanced (2 words)</text:p>
          </table:table-cell>
          <table:table-cell table:style-name="Clasifier-results.A2" office:value-type="string">
            <text:p text:style-name="Table_20_Contents">0.481</text:p>
          </table:table-cell>
          <table:table-cell table:style-name="Clasifier-results.A2" office:value-type="string">
            <text:p text:style-name="Table_20_Contents">0.086</text:p>
          </table:table-cell>
          <table:table-cell table:style-name="Clasifier-results.A2" office:value-type="string">
            <text:p text:style-name="Table_20_Contents">0.481</text:p>
          </table:table-cell>
          <table:table-cell table:style-name="Clasifier-results.A2" office:value-type="string">
            <text:p text:style-name="Table_20_Contents">0.481</text:p>
          </table:table-cell>
          <table:table-cell table:style-name="Clasifier-results.F4" office:value-type="string">
            <text:p text:style-name="Table_20_Contents">0.480</text:p>
          </table:table-cell>
        </table:table-row>
        <table:table-row>
          <table:table-cell table:style-name="Clasifier-results.A2" office:value-type="string">
            <text:p text:style-name="Table_20_Contents">SVN-Poly Kernel / ISEAR-<text:span text:style-name="T1">tfidf</text:span>-balanced (2 words)</text:p>
          </table:table-cell>
          <table:table-cell table:style-name="Clasifier-results.A2" office:value-type="string">
            <text:p text:style-name="Table_20_Contents">0.504</text:p>
          </table:table-cell>
          <table:table-cell table:style-name="Clasifier-results.A2" office:value-type="string">
            <text:p text:style-name="Table_20_Contents">0.083</text:p>
          </table:table-cell>
          <table:table-cell table:style-name="Clasifier-results.A2" office:value-type="string">
            <text:p text:style-name="Table_20_Contents">0.506</text:p>
          </table:table-cell>
          <table:table-cell table:style-name="Clasifier-results.A2" office:value-type="string">
            <text:p text:style-name="Table_20_Contents">0.504</text:p>
          </table:table-cell>
          <table:table-cell table:style-name="Clasifier-results.F4" office:value-type="string">
            <text:p text:style-name="Table_20_Contents">0.504</text:p>
          </table:table-cell>
        </table:table-row>
        <table:table-row>
          <table:table-cell table:style-name="Clasifier-results.A2" office:value-type="string">
            <text:p text:style-name="Table_20_Contents">SVN-RBF Kernel / ISEAR-<text:span text:style-name="T1">binary</text:span>-balanced (2 words)</text:p>
          </table:table-cell>
          <table:table-cell table:style-name="Clasifier-results.A2" office:value-type="string">
            <text:p text:style-name="Table_20_Contents">0.395</text:p>
          </table:table-cell>
          <table:table-cell table:style-name="Clasifier-results.A2" office:value-type="string">
            <text:p text:style-name="Table_20_Contents">0.101</text:p>
          </table:table-cell>
          <table:table-cell table:style-name="Clasifier-results.A2" office:value-type="string">
            <text:p text:style-name="Table_20_Contents">0.438</text:p>
          </table:table-cell>
          <table:table-cell table:style-name="Clasifier-results.A2" office:value-type="string">
            <text:p text:style-name="Table_20_Contents">0.395</text:p>
          </table:table-cell>
          <table:table-cell table:style-name="Clasifier-results.F4" office:value-type="string">
            <text:p text:style-name="Table_20_Contents">0.389</text:p>
          </table:table-cell>
        </table:table-row>
        <table:table-row>
          <table:table-cell table:style-name="Clasifier-results.A2" office:value-type="string">
            <text:p text:style-name="Table_20_Contents">SVN-RBF Kernel / ISEAR-<text:span text:style-name="T1">tfidf</text:span>-balanced (2 words)</text:p>
          </table:table-cell>
          <table:table-cell table:style-name="Clasifier-results.A2" office:value-type="string">
            <text:p text:style-name="Table_20_Contents">0.345</text:p>
          </table:table-cell>
          <table:table-cell table:style-name="Clasifier-results.A2" office:value-type="string">
            <text:p text:style-name="Table_20_Contents">0.109</text:p>
          </table:table-cell>
          <table:table-cell table:style-name="Clasifier-results.A2" office:value-type="string">
            <text:p text:style-name="Table_20_Contents">0.430</text:p>
          </table:table-cell>
          <table:table-cell table:style-name="Clasifier-results.A2" office:value-type="string">
            <text:p text:style-name="Table_20_Contents">0.345</text:p>
          </table:table-cell>
          <table:table-cell table:style-name="Clasifier-results.F4" office:value-type="string">
            <text:p text:style-name="Table_20_Contents">0.321</text:p>
          </table:table-cell>
        </table:table-row>
        <table:table-row>
          <table:table-cell table:style-name="Clasifier-results.A2" office:value-type="string">
            <text:p text:style-name="P1">BayesMultinomial / ISEAR-<text:span text:style-name="T1">binary</text:span>-balanced (turney)</text:p>
          </table:table-cell>
          <table:table-cell table:style-name="Clasifier-results.A2" office:value-type="string">
            <text:p text:style-name="P1">0.151</text:p>
          </table:table-cell>
          <table:table-cell table:style-name="Clasifier-results.A2" office:value-type="string">
            <text:p text:style-name="P1">0.151</text:p>
          </table:table-cell>
          <table:table-cell table:style-name="Clasifier-results.A2" office:value-type="string">
            <text:p text:style-name="P1">0.023</text:p>
          </table:table-cell>
          <table:table-cell table:style-name="Clasifier-results.A2" office:value-type="string">
            <text:p text:style-name="P1">0.151</text:p>
          </table:table-cell>
          <table:table-cell table:style-name="Clasifier-results.F4" office:value-type="string">
            <text:p text:style-name="P1">0.039</text:p>
          </table:table-cell>
        </table:table-row>
        <table:table-row>
          <table:table-cell table:style-name="Clasifier-results.A2" office:value-type="string">
            <text:p text:style-name="P1">BayesMultinomial / ISEAR-<text:span text:style-name="T1">tfidf</text:span>-balanced (turney)</text:p>
          </table:table-cell>
          <table:table-cell table:style-name="Clasifier-results.A2" office:value-type="string">
            <text:p text:style-name="P1">0.151</text:p>
          </table:table-cell>
          <table:table-cell table:style-name="Clasifier-results.A2" office:value-type="string">
            <text:p text:style-name="P1">0.151</text:p>
          </table:table-cell>
          <table:table-cell table:style-name="Clasifier-results.A2" office:value-type="string">
            <text:p text:style-name="P1">0.023</text:p>
          </table:table-cell>
          <table:table-cell table:style-name="Clasifier-results.A2" office:value-type="string">
            <text:p text:style-name="P1">0.151</text:p>
          </table:table-cell>
          <table:table-cell table:style-name="Clasifier-results.F4" office:value-type="string">
            <text:p text:style-name="P1">0.039</text:p>
          </table:table-cell>
        </table:table-row>
        <table:table-row>
          <table:table-cell table:style-name="Clasifier-results.A2" office:value-type="string">
            <text:p text:style-name="Table_20_Contents">SVN-Poly Kernel / ISEAR-<text:span text:style-name="T1">binary</text:span>-balanced (turney)</text:p>
          </table:table-cell>
          <table:table-cell table:style-name="Clasifier-results.A2" office:value-type="string">
            <text:p text:style-name="Table_20_Contents">0.314</text:p>
          </table:table-cell>
          <table:table-cell table:style-name="Clasifier-results.A2" office:value-type="string">
            <text:p text:style-name="Table_20_Contents">0.114</text:p>
          </table:table-cell>
          <table:table-cell table:style-name="Clasifier-results.A2" office:value-type="string">
            <text:p text:style-name="Table_20_Contents">0.356</text:p>
          </table:table-cell>
          <table:table-cell table:style-name="Clasifier-results.A2" office:value-type="string">
            <text:p text:style-name="Table_20_Contents">0.314</text:p>
          </table:table-cell>
          <table:table-cell table:style-name="Clasifier-results.F4" office:value-type="string">
            <text:p text:style-name="Table_20_Contents">0.312</text:p>
          </table:table-cell>
        </table:table-row>
        <table:table-row>
          <table:table-cell table:style-name="Clasifier-results.A2" office:value-type="string">
            <text:p text:style-name="Table_20_Contents">SVN-Poly Kernel / ISEAR-<text:span text:style-name="T1">tfidf</text:span>-balanced (turney)</text:p>
          </table:table-cell>
          <table:table-cell table:style-name="Clasifier-results.A2" office:value-type="string">
            <text:p text:style-name="Table_20_Contents">0.321</text:p>
          </table:table-cell>
          <table:table-cell table:style-name="Clasifier-results.A2" office:value-type="string">
            <text:p text:style-name="Table_20_Contents">0.113</text:p>
          </table:table-cell>
          <table:table-cell table:style-name="Clasifier-results.A2" office:value-type="string">
            <text:p text:style-name="Table_20_Contents">0.354</text:p>
          </table:table-cell>
          <table:table-cell table:style-name="Clasifier-results.A2" office:value-type="string">
            <text:p text:style-name="Table_20_Contents">0.321</text:p>
          </table:table-cell>
          <table:table-cell table:style-name="Clasifier-results.F4" office:value-type="string">
            <text:p text:style-name="Table_20_Contents">0.318</text:p>
          </table:table-cell>
        </table:table-row>
        <table:table-row>
          <table:table-cell table:style-name="Clasifier-results.A2" office:value-type="string">
            <text:p text:style-name="P1">SVN-RBF Kernel / ISEAR-<text:span text:style-name="T1">binary</text:span>-balanced (turney)</text:p>
          </table:table-cell>
          <table:table-cell table:style-name="Clasifier-results.A2" office:value-type="string">
            <text:p text:style-name="P1">0.181</text:p>
          </table:table-cell>
          <table:table-cell table:style-name="Clasifier-results.A2" office:value-type="string">
            <text:p text:style-name="P1">0.145</text:p>
          </table:table-cell>
          <table:table-cell table:style-name="Clasifier-results.A2" office:value-type="string">
            <text:p text:style-name="P1">0.377</text:p>
          </table:table-cell>
          <table:table-cell table:style-name="Clasifier-results.A2" office:value-type="string">
            <text:p text:style-name="P1">0.181</text:p>
          </table:table-cell>
          <table:table-cell table:style-name="Clasifier-results.F4" office:value-type="string">
            <text:p text:style-name="P1">0.096</text:p>
          </table:table-cell>
        </table:table-row>
        <table:table-row>
          <table:table-cell table:style-name="Clasifier-results.A2" office:value-type="string">
            <text:p text:style-name="P1">SVN-RBF Kernel / ISEAR-<text:span text:style-name="T1">tfidf</text:span>-balanced (turney)</text:p>
          </table:table-cell>
          <table:table-cell table:style-name="Clasifier-results.A2" office:value-type="string">
            <text:p text:style-name="P1">0.162</text:p>
          </table:table-cell>
          <table:table-cell table:style-name="Clasifier-results.A2" office:value-type="string">
            <text:p text:style-name="P1">0.149</text:p>
          </table:table-cell>
          <table:table-cell table:style-name="Clasifier-results.A2" office:value-type="string">
            <text:p text:style-name="P1">0.205</text:p>
          </table:table-cell>
          <table:table-cell table:style-name="Clasifier-results.A2" office:value-type="string">
            <text:p text:style-name="P1">0.162</text:p>
          </table:table-cell>
          <table:table-cell table:style-name="Clasifier-results.F4" office:value-type="string">
            <text:p text:style-name="P1">0.063</text:p>
          </table:table-cell>
        </table:table-row>
        <table:table-row>
          <table:table-cell table:style-name="Clasifier-results.A2" office:value-type="string">
            <text:p text:style-name="Table_20_Contents"/>
          </table:table-cell>
          <table:table-cell table:style-name="Clasifier-results.A2" office:value-type="string">
            <text:p text:style-name="Table_20_Contents"/>
          </table:table-cell>
          <table:table-cell table:style-name="Clasifier-results.A2" office:value-type="string">
            <text:p text:style-name="Table_20_Contents"/>
          </table:table-cell>
          <table:table-cell table:style-name="Clasifier-results.A2" office:value-type="string">
            <text:p text:style-name="Table_20_Contents"/>
          </table:table-cell>
          <table:table-cell table:style-name="Clasifier-results.A2" office:value-type="string">
            <text:p text:style-name="Table_20_Contents"/>
          </table:table-cell>
          <table:table-cell table:style-name="Clasifier-results.F4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ext:soft-page-break/>
        <table:table-row>
          <table:table-cell table:style-name="Table1.A1" office:value-type="string">
            <text:p text:style-name="Table_20_Contents">Clasifier / Dataset</text:p>
          </table:table-cell>
          <table:table-cell table:style-name="Table1.A1" office:value-type="string">
            <text:p text:style-name="Table_20_Contents">TPR</text:p>
          </table:table-cell>
          <table:table-cell table:style-name="Table1.A1" office:value-type="string">
            <text:p text:style-name="Table_20_Contents">FPR</text:p>
          </table:table-cell>
          <table:table-cell table:style-name="Table1.A1" office:value-type="string">
            <text:p text:style-name="Table_20_Contents">Prec</text:p>
          </table:table-cell>
          <table:table-cell table:style-name="Table1.A1" office:value-type="string">
            <text:p text:style-name="Table_20_Contents">Recall</text:p>
          </table:table-cell>
          <table:table-cell table:style-name="Table1.F1" office:value-type="string">
            <text:p text:style-name="Table_20_Contents">F-M</text:p>
          </table:table-cell>
        </table:table-row>
        <table:table-row>
          <table:table-cell table:style-name="Table1.A2" office:value-type="string">
            <text:p text:style-name="P2">Bayes Multinomial + CFS / fairytale-binary-balanced (1 word)</text:p>
          </table:table-cell>
          <table:table-cell table:style-name="Table1.A2" office:value-type="string">
            <text:p text:style-name="P2">0.501</text:p>
          </table:table-cell>
          <table:table-cell table:style-name="Table1.A2" office:value-type="string">
            <text:p text:style-name="P2">0.501</text:p>
          </table:table-cell>
          <table:table-cell table:style-name="Table1.A2" office:value-type="string">
            <text:p text:style-name="P2">0.251</text:p>
          </table:table-cell>
          <table:table-cell table:style-name="Table1.A2" office:value-type="string">
            <text:p text:style-name="P2">0.501</text:p>
          </table:table-cell>
          <table:table-cell table:style-name="Table1.F2" office:value-type="string">
            <text:p text:style-name="P2">0.334</text:p>
          </table:table-cell>
        </table:table-row>
        <table:table-row>
          <table:table-cell table:style-name="Table1.A2" office:value-type="string">
            <text:p text:style-name="P2">Bayes Multinomial + CFS2 / fairytale-binary-balanced (1 word)</text:p>
          </table:table-cell>
          <table:table-cell table:style-name="Table1.A2" office:value-type="string">
            <text:p text:style-name="P2">0.500</text:p>
          </table:table-cell>
          <table:table-cell table:style-name="Table1.A2" office:value-type="string">
            <text:p text:style-name="P2">0.500</text:p>
          </table:table-cell>
          <table:table-cell table:style-name="Table1.A2" office:value-type="string">
            <text:p text:style-name="P2">0.250</text:p>
          </table:table-cell>
          <table:table-cell table:style-name="Table1.A2" office:value-type="string">
            <text:p text:style-name="P2">0.500</text:p>
          </table:table-cell>
          <table:table-cell table:style-name="Table1.F2" office:value-type="string">
            <text:p text:style-name="P2">0.333</text:p>
          </table:table-cell>
        </table:table-row>
        <table:table-row>
          <table:table-cell table:style-name="Table1.A2" office:value-type="string">
            <text:p text:style-name="P2">Bayes Multinomial + CFS / fairytale-tfidf-balanced (1 word)</text:p>
          </table:table-cell>
          <table:table-cell table:style-name="Table1.A2" office:value-type="string">
            <text:p text:style-name="P2">0.501</text:p>
          </table:table-cell>
          <table:table-cell table:style-name="Table1.A2" office:value-type="string">
            <text:p text:style-name="P2">0.501</text:p>
          </table:table-cell>
          <table:table-cell table:style-name="Table1.A2" office:value-type="string">
            <text:p text:style-name="P2">0.251</text:p>
          </table:table-cell>
          <table:table-cell table:style-name="Table1.A2" office:value-type="string">
            <text:p text:style-name="P2">0.501</text:p>
          </table:table-cell>
          <table:table-cell table:style-name="Table1.F2" office:value-type="string">
            <text:p text:style-name="P2">0.334</text:p>
          </table:table-cell>
        </table:table-row>
        <table:table-row>
          <table:table-cell table:style-name="Table1.A2" office:value-type="string">
            <text:p text:style-name="P2">Bayes Multinomial + CFS2 / fairytale-tfidf-balanced (1 word)</text:p>
          </table:table-cell>
          <table:table-cell table:style-name="Table1.A2" office:value-type="string">
            <text:p text:style-name="P2">0.498</text:p>
          </table:table-cell>
          <table:table-cell table:style-name="Table1.A2" office:value-type="string">
            <text:p text:style-name="P2">0.498</text:p>
          </table:table-cell>
          <table:table-cell table:style-name="Table1.A2" office:value-type="string">
            <text:p text:style-name="P2">0.248</text:p>
          </table:table-cell>
          <table:table-cell table:style-name="Table1.A2" office:value-type="string">
            <text:p text:style-name="P2">0.498</text:p>
          </table:table-cell>
          <table:table-cell table:style-name="Table1.F2" office:value-type="string">
            <text:p text:style-name="P2">0.332</text:p>
          </table:table-cell>
        </table:table-row>
        <table:table-row>
          <table:table-cell table:style-name="Table1.A2" office:value-type="string">
            <text:p text:style-name="P2">Bayes Multinomial + CFS / ISEAR-binary-balanced (1 word)</text:p>
          </table:table-cell>
          <table:table-cell table:style-name="Table1.A2" office:value-type="string">
            <text:p text:style-name="P2">0.143</text:p>
          </table:table-cell>
          <table:table-cell table:style-name="Table1.A2" office:value-type="string">
            <text:p text:style-name="P2">0.143</text:p>
          </table:table-cell>
          <table:table-cell table:style-name="Table1.A2" office:value-type="string">
            <text:p text:style-name="P2">0.041</text:p>
          </table:table-cell>
          <table:table-cell table:style-name="Table1.A2" office:value-type="string">
            <text:p text:style-name="P2">0.143</text:p>
          </table:table-cell>
          <table:table-cell table:style-name="Table1.F2" office:value-type="string">
            <text:p text:style-name="P2">0.062</text:p>
          </table:table-cell>
        </table:table-row>
        <table:table-row>
          <table:table-cell table:style-name="Table1.A2" office:value-type="string">
            <text:p text:style-name="P2">Bayes Multinomial + CFS2 / ISEAR-binary-balanced (1 word)</text:p>
          </table:table-cell>
          <table:table-cell table:style-name="Table1.A2" office:value-type="string">
            <text:p text:style-name="P2">0.147</text:p>
          </table:table-cell>
          <table:table-cell table:style-name="Table1.A2" office:value-type="string">
            <text:p text:style-name="P2">0.147</text:p>
          </table:table-cell>
          <table:table-cell table:style-name="Table1.A2" office:value-type="string">
            <text:p text:style-name="P2">0.022</text:p>
          </table:table-cell>
          <table:table-cell table:style-name="Table1.A2" office:value-type="string">
            <text:p text:style-name="P2">0.147</text:p>
          </table:table-cell>
          <table:table-cell table:style-name="Table1.F2" office:value-type="string">
            <text:p text:style-name="P2">0.038</text:p>
          </table:table-cell>
        </table:table-row>
        <table:table-row>
          <table:table-cell table:style-name="Table1.A2" office:value-type="string">
            <text:p text:style-name="Table_20_Contents">Bayes Multinomial + <text:span text:style-name="T1">CFS</text:span> / ISEAR-<text:span text:style-name="T1">tfidf</text:span>-balanced (1 word)</text:p>
          </table:table-cell>
          <table:table-cell table:style-name="Table1.A2" office:value-type="string">
            <text:p text:style-name="Table_20_Contents">0.163</text:p>
          </table:table-cell>
          <table:table-cell table:style-name="Table1.A2" office:value-type="string">
            <text:p text:style-name="Table_20_Contents">0.140</text:p>
          </table:table-cell>
          <table:table-cell table:style-name="Table1.A2" office:value-type="string">
            <text:p text:style-name="Table_20_Contents">0.243</text:p>
          </table:table-cell>
          <table:table-cell table:style-name="Table1.A2" office:value-type="string">
            <text:p text:style-name="Table_20_Contents">0.163</text:p>
          </table:table-cell>
          <table:table-cell table:style-name="Table1.F2" office:value-type="string">
            <text:p text:style-name="Table_20_Contents">0.117</text:p>
          </table:table-cell>
        </table:table-row>
        <table:table-row>
          <table:table-cell table:style-name="Table1.A2" office:value-type="string">
            <text:p text:style-name="Table_20_Contents">Bayes Multinomial + <text:span text:style-name="T1">CFS2</text:span> / ISEAR-<text:span text:style-name="T1">tfidf</text:span>-balanced (1 word)</text:p>
          </table:table-cell>
          <table:table-cell table:style-name="Table1.A2" office:value-type="string">
            <text:p text:style-name="Table_20_Contents">0.237</text:p>
          </table:table-cell>
          <table:table-cell table:style-name="Table1.A2" office:value-type="string">
            <text:p text:style-name="Table_20_Contents">0.146</text:p>
          </table:table-cell>
          <table:table-cell table:style-name="Table1.A2" office:value-type="string">
            <text:p text:style-name="Table_20_Contents">0.302</text:p>
          </table:table-cell>
          <table:table-cell table:style-name="Table1.A2" office:value-type="string">
            <text:p text:style-name="Table_20_Contents">0.237</text:p>
          </table:table-cell>
          <table:table-cell table:style-name="Table1.F2" office:value-type="string">
            <text:p text:style-name="Table_20_Contents">0.200</text:p>
          </table:table-cell>
        </table:table-row>
        <table:table-row>
          <table:table-cell table:style-name="Table1.A2" office:value-type="string">
            <text:p text:style-name="Table_20_Contents">SVM Poly Kernel + CFS / fairytale-<text:span text:style-name="T1">binary</text:span>-balanced (1 word)</text:p>
          </table:table-cell>
          <table:table-cell table:style-name="Table1.A2" office:value-type="string">
            <text:p text:style-name="Table_20_Contents">0.544</text:p>
          </table:table-cell>
          <table:table-cell table:style-name="Table1.A2" office:value-type="string">
            <text:p text:style-name="Table_20_Contents">0.382</text:p>
          </table:table-cell>
          <table:table-cell table:style-name="Table1.A2" office:value-type="string">
            <text:p text:style-name="Table_20_Contents">0.534</text:p>
          </table:table-cell>
          <table:table-cell table:style-name="Table1.A2" office:value-type="string">
            <text:p text:style-name="Table_20_Contents">0.544</text:p>
          </table:table-cell>
          <table:table-cell table:style-name="Table1.F2" office:value-type="string">
            <text:p text:style-name="Table_20_Contents">0.503</text:p>
          </table:table-cell>
        </table:table-row>
        <table:table-row>
          <table:table-cell table:style-name="Table1.A2" office:value-type="string">
            <text:p text:style-name="Table_20_Contents">SVM Poly Kernel + CFS2 / fairytale-<text:span text:style-name="T1">binary</text:span>-balanced (1 word)</text:p>
          </table:table-cell>
          <table:table-cell table:style-name="Table1.A2" office:value-type="string">
            <text:p text:style-name="Table_20_Contents">0.549</text:p>
          </table:table-cell>
          <table:table-cell table:style-name="Table1.A2" office:value-type="string">
            <text:p text:style-name="Table_20_Contents">0.366</text:p>
          </table:table-cell>
          <table:table-cell table:style-name="Table1.A2" office:value-type="string">
            <text:p text:style-name="Table_20_Contents">0.539</text:p>
          </table:table-cell>
          <table:table-cell table:style-name="Table1.A2" office:value-type="string">
            <text:p text:style-name="Table_20_Contents">0.549</text:p>
          </table:table-cell>
          <table:table-cell table:style-name="Table1.F2" office:value-type="string">
            <text:p text:style-name="Table_20_Contents">0.516</text:p>
          </table:table-cell>
        </table:table-row>
        <table:table-row>
          <table:table-cell table:style-name="Table1.A2" office:value-type="string">
            <text:p text:style-name="Table_20_Contents">SVM Poly Kernel + CFS / fairytale-<text:span text:style-name="T1">tfidf</text:span>-balanced (1 word)</text:p>
          </table:table-cell>
          <table:table-cell table:style-name="Table1.A2" office:value-type="string">
            <text:p text:style-name="Table_20_Contents">0.505</text:p>
          </table:table-cell>
          <table:table-cell table:style-name="Table1.A2" office:value-type="string">
            <text:p text:style-name="Table_20_Contents">0.486</text:p>
          </table:table-cell>
          <table:table-cell table:style-name="Table1.A2" office:value-type="string">
            <text:p text:style-name="Table_20_Contents">0.477</text:p>
          </table:table-cell>
          <table:table-cell table:style-name="Table1.A2" office:value-type="string">
            <text:p text:style-name="Table_20_Contents">0.505</text:p>
          </table:table-cell>
          <table:table-cell table:style-name="Table1.F2" office:value-type="string">
            <text:p text:style-name="Table_20_Contents">0.365</text:p>
          </table:table-cell>
        </table:table-row>
        <table:table-row>
          <table:table-cell table:style-name="Table1.A2" office:value-type="string">
            <text:p text:style-name="Table_20_Contents">SVM Poly Kernel + CFS2 / fairytale-<text:span text:style-name="T1">tfidf</text:span>-balanced (1 word)</text:p>
          </table:table-cell>
          <table:table-cell table:style-name="Table1.A2" office:value-type="string">
            <text:p text:style-name="Table_20_Contents">0.512</text:p>
          </table:table-cell>
          <table:table-cell table:style-name="Table1.A2" office:value-type="string">
            <text:p text:style-name="Table_20_Contents">0.456</text:p>
          </table:table-cell>
          <table:table-cell table:style-name="Table1.A2" office:value-type="string">
            <text:p text:style-name="Table_20_Contents">0.498</text:p>
          </table:table-cell>
          <table:table-cell table:style-name="Table1.A2" office:value-type="string">
            <text:p text:style-name="Table_20_Contents">0.512</text:p>
          </table:table-cell>
          <table:table-cell table:style-name="Table1.F2" office:value-type="string">
            <text:p text:style-name="Table_20_Contents">0.413</text:p>
          </table:table-cell>
        </table:table-row>
        <table:table-row>
          <table:table-cell table:style-name="Table1.A2" office:value-type="string">
            <text:p text:style-name="Table_20_Contents">SVM Poly Kernel + CFS / ISEAR-<text:span text:style-name="T1">binary</text:span>-balanced (1 word)</text:p>
          </table:table-cell>
          <table:table-cell table:style-name="Table1.A2" office:value-type="string">
            <text:p text:style-name="Table_20_Contents">0.404</text:p>
          </table:table-cell>
          <table:table-cell table:style-name="Table1.A2" office:value-type="string">
            <text:p text:style-name="Table_20_Contents">0.099</text:p>
          </table:table-cell>
          <table:table-cell table:style-name="Table1.A2" office:value-type="string">
            <text:p text:style-name="Table_20_Contents">0.429</text:p>
          </table:table-cell>
          <table:table-cell table:style-name="Table1.A2" office:value-type="string">
            <text:p text:style-name="Table_20_Contents">0.404</text:p>
          </table:table-cell>
          <table:table-cell table:style-name="Table1.F2" office:value-type="string">
            <text:p text:style-name="Table_20_Contents">0.404</text:p>
          </table:table-cell>
        </table:table-row>
        <table:table-row>
          <table:table-cell table:style-name="Table1.A2" office:value-type="string">
            <text:p text:style-name="Table_20_Contents">SVM Poly Kernel + CFS2 / ISEAR-<text:span text:style-name="T1">binary</text:span>-balanced (1 word)</text:p>
          </table:table-cell>
          <table:table-cell table:style-name="Table1.A2" office:value-type="string">
            <text:p text:style-name="Table_20_Contents">0.435</text:p>
          </table:table-cell>
          <table:table-cell table:style-name="Table1.A2" office:value-type="string">
            <text:p text:style-name="Table_20_Contents">0.094</text:p>
          </table:table-cell>
          <table:table-cell table:style-name="Table1.A2" office:value-type="string">
            <text:p text:style-name="Table_20_Contents">0.444</text:p>
          </table:table-cell>
          <table:table-cell table:style-name="Table1.A2" office:value-type="string">
            <text:p text:style-name="Table_20_Contents">0.435</text:p>
          </table:table-cell>
          <table:table-cell table:style-name="Table1.F2" office:value-type="string">
            <text:p text:style-name="Table_20_Contents">0.437</text:p>
          </table:table-cell>
        </table:table-row>
        <table:table-row>
          <table:table-cell table:style-name="Table1.A2" office:value-type="string">
            <text:p text:style-name="Table_20_Contents">SVM Poly Kernel + CFS / ISEAR-<text:span text:style-name="T1">tfidf</text:span>-balanced (1 word)</text:p>
          </table:table-cell>
          <table:table-cell table:style-name="Table1.A2" office:value-type="string">
            <text:p text:style-name="Table_20_Contents">0.168</text:p>
          </table:table-cell>
          <table:table-cell table:style-name="Table1.A2" office:value-type="string">
            <text:p text:style-name="Table_20_Contents">0.139</text:p>
          </table:table-cell>
          <table:table-cell table:style-name="Table1.A2" office:value-type="string">
            <text:p text:style-name="Table_20_Contents">0.262</text:p>
          </table:table-cell>
          <table:table-cell table:style-name="Table1.A2" office:value-type="string">
            <text:p text:style-name="Table_20_Contents">0.168</text:p>
          </table:table-cell>
          <table:table-cell table:style-name="Table1.F2" office:value-type="string">
            <text:p text:style-name="Table_20_Contents">0.122</text:p>
          </table:table-cell>
        </table:table-row>
        <table:table-row>
          <table:table-cell table:style-name="Table1.A2" office:value-type="string">
            <text:p text:style-name="Table_20_Contents">SVM Poly Kernel + CFS2 / ISEAR-<text:span text:style-name="T1">tfidf</text:span>-balanced (1 word)</text:p>
          </table:table-cell>
          <table:table-cell table:style-name="Table1.A2" office:value-type="string">
            <text:p text:style-name="Table_20_Contents">0.248</text:p>
          </table:table-cell>
          <table:table-cell table:style-name="Table1.A2" office:value-type="string">
            <text:p text:style-name="Table_20_Contents">0.138</text:p>
          </table:table-cell>
          <table:table-cell table:style-name="Table1.A2" office:value-type="string">
            <text:p text:style-name="Table_20_Contents">0.256</text:p>
          </table:table-cell>
          <table:table-cell table:style-name="Table1.A2" office:value-type="string">
            <text:p text:style-name="Table_20_Contents">0.248</text:p>
          </table:table-cell>
          <table:table-cell table:style-name="Table1.F2" office:value-type="string">
            <text:p text:style-name="Table_20_Contents">0.233</text:p>
          </table:table-cell>
        </table:table-row>
        <table:table-row>
          <table:table-cell table:style-name="Table1.A2" office:value-type="string">
            <text:p text:style-name="P1">SVM RBF Kernel + CFS / fairytale-<text:span text:style-name="T1">binary</text:span>-balanced (1 word)</text:p>
          </table:table-cell>
          <table:table-cell table:style-name="Table1.A2" office:value-type="string">
            <text:p text:style-name="P1">0.502</text:p>
          </table:table-cell>
          <table:table-cell table:style-name="Table1.A2" office:value-type="string">
            <text:p text:style-name="P1">0.499</text:p>
          </table:table-cell>
          <table:table-cell table:style-name="Table1.A2" office:value-type="string">
            <text:p text:style-name="P1">0.594</text:p>
          </table:table-cell>
          <table:table-cell table:style-name="Table1.A2" office:value-type="string">
            <text:p text:style-name="P1">0.502</text:p>
          </table:table-cell>
          <table:table-cell table:style-name="Table1.F2" office:value-type="string">
            <text:p text:style-name="P1">0.338</text:p>
          </table:table-cell>
        </table:table-row>
        <table:table-row>
          <table:table-cell table:style-name="Table1.A2" office:value-type="string">
            <text:p text:style-name="P1">SVM RBF Kernel + CFS2 / fairytale-<text:span text:style-name="T1">binary</text:span>-balanced (1 word)</text:p>
          </table:table-cell>
          <table:table-cell table:style-name="Table1.A2" office:value-type="string">
            <text:p text:style-name="P1">0.502</text:p>
          </table:table-cell>
          <table:table-cell table:style-name="Table1.A2" office:value-type="string">
            <text:p text:style-name="P1">0.498</text:p>
          </table:table-cell>
          <table:table-cell table:style-name="Table1.A2" office:value-type="string">
            <text:p text:style-name="P1">0.591</text:p>
          </table:table-cell>
          <table:table-cell table:style-name="Table1.A2" office:value-type="string">
            <text:p text:style-name="P1">0.502</text:p>
          </table:table-cell>
          <table:table-cell table:style-name="Table1.F2" office:value-type="string">
            <text:p text:style-name="P1">0.338</text:p>
          </table:table-cell>
        </table:table-row>
        <table:table-row>
          <table:table-cell table:style-name="Table1.A2" office:value-type="string">
            <text:p text:style-name="P1">SVM RBF Kernel + CFS / fairytale-<text:span text:style-name="T1">tfidf</text:span>-balanced (1 word)</text:p>
          </table:table-cell>
          <table:table-cell table:style-name="Table1.A2" office:value-type="string">
            <text:p text:style-name="P1">0.501</text:p>
          </table:table-cell>
          <table:table-cell table:style-name="Table1.A2" office:value-type="string">
            <text:p text:style-name="P1">0.501</text:p>
          </table:table-cell>
          <table:table-cell table:style-name="Table1.A2" office:value-type="string">
            <text:p text:style-name="P1">0.251</text:p>
          </table:table-cell>
          <table:table-cell table:style-name="Table1.A2" office:value-type="string">
            <text:p text:style-name="P1">0.501</text:p>
          </table:table-cell>
          <table:table-cell table:style-name="Table1.F2" office:value-type="string">
            <text:p text:style-name="P1">0.334</text:p>
          </table:table-cell>
        </table:table-row>
        <table:table-row>
          <table:table-cell table:style-name="Table1.A2" office:value-type="string">
            <text:p text:style-name="P1">SVM RBF Kernel + CFS2 / fairytale-<text:span text:style-name="T1">tfidf</text:span>-balanced (1 word)</text:p>
          </table:table-cell>
          <table:table-cell table:style-name="Table1.A2" office:value-type="string">
            <text:p text:style-name="P1">0.498</text:p>
          </table:table-cell>
          <table:table-cell table:style-name="Table1.A2" office:value-type="string">
            <text:p text:style-name="P1">0.498</text:p>
          </table:table-cell>
          <table:table-cell table:style-name="Table1.A2" office:value-type="string">
            <text:p text:style-name="P1">0.248</text:p>
          </table:table-cell>
          <table:table-cell table:style-name="Table1.A2" office:value-type="string">
            <text:p text:style-name="P1">0.498</text:p>
          </table:table-cell>
          <table:table-cell table:style-name="Table1.F2" office:value-type="string">
            <text:p text:style-name="P1">0.332</text:p>
          </table:table-cell>
        </table:table-row>
        <table:table-row>
          <table:table-cell table:style-name="Table1.A2" office:value-type="string">
            <text:p text:style-name="Table_20_Contents">SVM RBF Kernel + CFS / ISEAR-<text:span text:style-name="T1">binary</text:span>-balanced (1 word)</text:p>
          </table:table-cell>
          <table:table-cell table:style-name="Table1.A2" office:value-type="string">
            <text:p text:style-name="Table_20_Contents">0.345</text:p>
          </table:table-cell>
          <table:table-cell table:style-name="Table1.A2" office:value-type="string">
            <text:p text:style-name="Table_20_Contents">0.109</text:p>
          </table:table-cell>
          <table:table-cell table:style-name="Table1.A2" office:value-type="string">
            <text:p text:style-name="Table_20_Contents">0.649</text:p>
          </table:table-cell>
          <table:table-cell table:style-name="Table1.A2" office:value-type="string">
            <text:p text:style-name="Table_20_Contents">0.345</text:p>
          </table:table-cell>
          <table:table-cell table:style-name="Table1.F2" office:value-type="string">
            <text:p text:style-name="Table_20_Contents">0.361</text:p>
          </table:table-cell>
        </table:table-row>
        <table:table-row>
          <table:table-cell table:style-name="Table1.A2" office:value-type="string">
            <text:p text:style-name="Table_20_Contents">SVM RBF Kernel + CFS2 / ISEAR-<text:span text:style-name="T1">binary</text:span>-balanced (1 word)</text:p>
          </table:table-cell>
          <table:table-cell table:style-name="Table1.A2" office:value-type="string">
            <text:p text:style-name="Table_20_Contents">0.364</text:p>
          </table:table-cell>
          <table:table-cell table:style-name="Table1.A2" office:value-type="string">
            <text:p text:style-name="Table_20_Contents">0.107</text:p>
          </table:table-cell>
          <table:table-cell table:style-name="Table1.A2" office:value-type="string">
            <text:p text:style-name="Table_20_Contents">0.651</text:p>
          </table:table-cell>
          <table:table-cell table:style-name="Table1.A2" office:value-type="string">
            <text:p text:style-name="Table_20_Contents">0.364</text:p>
          </table:table-cell>
          <table:table-cell table:style-name="Table1.F2" office:value-type="string">
            <text:p text:style-name="Table_20_Contents">0.384</text:p>
          </table:table-cell>
        </table:table-row>
        <table:table-row>
          <table:table-cell table:style-name="Table1.A2" office:value-type="string">
            <text:p text:style-name="Table_20_Contents">SVM RBF Kernel + CFS / ISEAR-<text:span text:style-name="T1">tfidf</text:span>-balanced (1 word)</text:p>
          </table:table-cell>
          <table:table-cell table:style-name="Table1.A2" office:value-type="string">
            <text:p text:style-name="Table_20_Contents">0.159</text:p>
          </table:table-cell>
          <table:table-cell table:style-name="Table1.A2" office:value-type="string">
            <text:p text:style-name="Table_20_Contents">0.140</text:p>
          </table:table-cell>
          <table:table-cell table:style-name="Table1.A2" office:value-type="string">
            <text:p text:style-name="Table_20_Contents">0.211</text:p>
          </table:table-cell>
          <table:table-cell table:style-name="Table1.A2" office:value-type="string">
            <text:p text:style-name="Table_20_Contents">0.159</text:p>
          </table:table-cell>
          <table:table-cell table:style-name="Table1.F2" office:value-type="string">
            <text:p text:style-name="Table_20_Contents">0.112</text:p>
          </table:table-cell>
        </table:table-row>
        <table:table-row>
          <table:table-cell table:style-name="Table1.A2" office:value-type="string">
            <text:p text:style-name="P1">SVM RBF Kernel + CFS2 / ISEAR-<text:span text:style-name="T1">tfidf</text:span>-balanced (1 word)</text:p>
          </table:table-cell>
          <table:table-cell table:style-name="Table1.A2" office:value-type="string">
            <text:p text:style-name="P1">0.186</text:p>
          </table:table-cell>
          <table:table-cell table:style-name="Table1.A2" office:value-type="string">
            <text:p text:style-name="P1">0.162</text:p>
          </table:table-cell>
          <table:table-cell table:style-name="Table1.A2" office:value-type="string">
            <text:p text:style-name="P1">0.061</text:p>
          </table:table-cell>
          <table:table-cell table:style-name="Table1.A2" office:value-type="string">
            <text:p text:style-name="P1">0.186</text:p>
          </table:table-cell>
          <table:table-cell table:style-name="Table1.F2" office:value-type="string">
            <text:p text:style-name="P1">0.086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19:28:42.94</meta:creation-date>
    <dc:date>2013-04-25T20:04:57.09</dc:date>
    <meta:editing-duration>PT18M21S</meta:editing-duration>
    <meta:editing-cycles>2</meta:editing-cycles>
    <meta:generator>OpenOffice.org/3.4$Win32 OpenOffice.org_project/340m1$Build-9590</meta:generator>
    <meta:document-statistic meta:table-count="2" meta:image-count="0" meta:object-count="0" meta:page-count="2" meta:paragraph-count="300" meta:word-count="591" meta:character-count="3808"/>
  </office:meta>
</office:document-meta>
</file>